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7862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7" table:default-cell-style-name="ce5"/>
        <table:table-row table:style-name="ro2">
          <table:table-cell table:style-name="ce1" office:value-type="string" table:number-columns-spanned="6" table:number-rows-spanned="1">
            <text:p><text:span text:style-name="T1">THEO DÕI TÌNH HÌNH XỬ LÝ GIA S</text:span>ÚC</text:p>
            <text:p><text:span text:style-name="T2">(Số Lượng Xử Lý (con)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style-name="ce2"/>
          <table:table-cell table:style-name="ce9"/>
          <table:table-cell table:number-columns-repeated="1017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3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LÝ DO VÀ BIỆN PHÁP XỬ LÝ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9"/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<text:span text:style-name="T3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get_ngay(ho['xuly_giasuc_id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xuly_giasuc_id'],%20ho['name'],%20col[2]['ct'],%20col[2]['loaivat'])" xlink:type="simple">get_cell</text:a></text:p>
          </table:table-cell>
          <table:covered-table-cell table:style-name="ce3"/>
          <table:table-cell table:style-name="ce8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8T09:22:57</meta:creation-date>
    <meta:generator>LibreOffice/3.5$Linux_x86 LibreOffice_project/350m1$Build-2</meta:generator>
    <dc:date>2015-08-19T11:36:00</dc:date>
    <dc:creator>TrongNguyen </dc:creator>
    <meta:editing-duration>PT15S</meta:editing-duration>
    <meta:editing-cycles>4</meta:editing-cycles>
    <meta:document-statistic meta:table-count="3" meta:cell-count="14" meta:object-count="0"/>
  </office:meta>
</office:document-meta>
</file>